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665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/>
          <table:table-cell table:style-name="ce2" office:value-type="string" calcext:value-type="string">
            <text:p>done: buttons ported</text:p>
          </table:table-cell>
          <table:table-cell/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tiar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Ico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s (info,success, warning, danger, help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 (active, disabled, loading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s (small, normal, large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down (simple styling, no colors in dropdown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st button</text:p>
          </table:table-cell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utton with bann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over display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1T21:54:20.942086312</dc:date>
    <meta:editing-duration>PT2H41M32S</meta:editing-duration>
    <meta:editing-cycles>5</meta:editing-cycles>
    <meta:document-statistic meta:table-count="1" meta:cell-count="35" meta:object-count="0"/>
  </office:meta>
</office:document-meta>
</file>